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la caratula loca esa, hay que poner que hice este arhivo temporal:</text:p>
      <text:p text:style-name="Standard"/>
      <text:p text:style-name="Standard">Nombre: &lt;archivoDeLog&gt;.temp</text:p>
      <text:p text:style-name="Standard"/>
      <text:p text:style-name="Standard">Tipo: Temporal.</text:p>
      <text:p text:style-name="Standard">Propósito: Permitir truncar el archivo de log cuando excede el peso máximo establecido, ya que contendrá las últimas 70 lineas del mismo, y sobreescribirá al archivo de log original.</text:p>
      <text:p text:style-name="Standard"/>
      <text:p text:style-name="Standard">Programado por: Manuel</text:p>
      <text:p text:style-name="Standard">Comandos que lo usan: GLOG</text:p>
      <text:p text:style-name="Standard">Estructura en pagina: La que sea que tenga la parte de archivos de output de mov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5-28T23:04:25</meta:creation-date>
    <dc:date>2008-05-28T23:09:36</dc:date>
    <meta:editing-cycles>2</meta:editing-cycles>
    <meta:editing-duration>PT5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71" meta:character-count="424"/>
  </office:meta>
</office:document-meta>
</file>